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5mm" svg:stroke-color="#ffffff" draw:marker-start-width="9.5mm" draw:marker-end-width="9.5mm" draw:fill="none" draw:textarea-horizontal-align="center" draw:textarea-vertical-align="middle" fo:padding-top="2.5mm" fo:padding-bottom="2.5mm" fo:padding-left="2.5mm" fo:padding-right="2.5mm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99.74mm" svg:height="139.77mm" svg:x="295.08mm" svg:y="2.6mm">
            <draw:object draw:notify-on-update-of-ranges="Лист1.B1:Лист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1.99mm" svg:height="139.52mm" svg:x="114.65mm" svg:y="2.59mm">
            <draw:object draw:notify-on-update-of-ranges="Лист1.C1:Лист1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COS(2*PI() * [.A1]/100)" office:value-type="float" office:value="1" calcext:value-type="float">
            <text:p>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7.99360577730113E-015" calcext:value-type="float">
            <text:p>-7,99360577730113E-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2*PI() * [.A2]/100)" office:value-type="float" office:value="0.998026728428271" calcext:value-type="float">
            <text:p>0,99802672842827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2*PI() * [.A3]/100)" office:value-type="float" office:value="0.992114701314478" calcext:value-type="float">
            <text:p>0,992114701314478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6.77236045021345E-015" calcext:value-type="float">
            <text:p>-6,77236045021345E-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2*PI() * [.A4]/100)" office:value-type="float" office:value="0.982287250728689" calcext:value-type="float">
            <text:p>0,9822872507286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14352971536391" calcext:value-type="float">
            <text:p>1,14352971536391E-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2*PI() * [.A5]/100)" office:value-type="float" office:value="0.968583161128631" calcext:value-type="float">
            <text:p>0,96858316112863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4.9960036108132E-015" calcext:value-type="float">
            <text:p>-4,9960036108132E-1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2*PI() * [.A6]/100)" office:value-type="float" office:value="0.951056516295153" calcext:value-type="float">
            <text:p>0,95105651629515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119904086659517" calcext:value-type="float">
            <text:p>-1,19904086659517E-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2*PI() * [.A7]/100)" office:value-type="float" office:value="0.929776485888251" calcext:value-type="float">
            <text:p>0,92977648588825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7.32747196252603E-015" calcext:value-type="float">
            <text:p>-7,32747196252603E-1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2*PI() * [.A8]/100)" office:value-type="float" office:value="0.90482705246602" calcext:value-type="float">
            <text:p>0,90482705246602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15463194561016" calcext:value-type="float">
            <text:p>1,15463194561016E-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2*PI() * [.A9]/100)" office:value-type="float" office:value="0.876306680043864" calcext:value-type="float">
            <text:p>0,876306680043864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7.54951656745106E-015" calcext:value-type="float">
            <text:p>7,54951656745106E-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2*PI() * [.A10]/100)" office:value-type="float" office:value="0.844327925502015" calcext:value-type="float">
            <text:p>0,84432792550201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4.44089209850063E-015" calcext:value-type="float">
            <text:p>-4,44089209850063E-1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2*PI() * [.A11]/100)" office:value-type="float" office:value="0.809016994374947" calcext:value-type="float">
            <text:p>0,809016994374947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8.43769498715119E-015" calcext:value-type="float">
            <text:p>-8,43769498715119E-1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2*PI() * [.A12]/100)" office:value-type="float" office:value="0.770513242775789" calcext:value-type="float">
            <text:p>0,7705132427757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7.66053886991358E-015" calcext:value-type="float">
            <text:p>-7,66053886991358E-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2*PI() * [.A13]/100)" office:value-type="float" office:value="0.728968627421412" calcext:value-type="float">
            <text:p>0,728968627421412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46549439250521" calcext:value-type="float">
            <text:p>1,46549439250521E-1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2*PI() * [.A14]/100)" office:value-type="float" office:value="0.684547105928689" calcext:value-type="float">
            <text:p>0,6845471059286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49880108324396" calcext:value-type="float">
            <text:p>1,49880108324396E-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2*PI() * [.A15]/100)" office:value-type="float" office:value="0.63742398974869" calcext:value-type="float">
            <text:p>0,6374239897486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3.33066907387547E-015" calcext:value-type="float">
            <text:p>-3,33066907387547E-15</text:p>
          </table:table-cell>
          <table:table-cell table:number-columns-repeated="3"/>
          <table:table-cell>
            <draw:frame table:end-cell-address="Лист1.J18" table:end-x="0.44mm" table:end-y="1.83mm" draw:z-index="2" draw:style-name="gr2" draw:text-style-name="P1" svg:width="46.21mm" svg:height="11.38mm" svg:x="21.96mm" svg:y="4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2*PI() * [.A16]/100)" office:value-type="float" office:value="0.587785252292473" calcext:value-type="float">
            <text:p>0,58778525229247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125455201782643" calcext:value-type="float">
            <text:p>-1,25455201782643E-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2*PI() * [.A17]/100)" office:value-type="float" office:value="0.535826794978997" calcext:value-type="float">
            <text:p>0,535826794978997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1765254609154" calcext:value-type="float">
            <text:p>-1,765254609154E-1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2*PI() * [.A18]/100)" office:value-type="float" office:value="0.481753674101715" calcext:value-type="float">
            <text:p>0,48175367410171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303090885722668" calcext:value-type="float">
            <text:p>-3,03090885722668E-1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2*PI() * [.A19]/100)" office:value-type="float" office:value="0.425779291565073" calcext:value-type="float">
            <text:p>0,42577929156507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13242748511766" calcext:value-type="float">
            <text:p>1,13242748511766E-1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2*PI() * [.A20]/100)" office:value-type="float" office:value="0.368124552684678" calcext:value-type="float">
            <text:p>0,368124552684678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520694598549198" calcext:value-type="float">
            <text:p>-5,20694598549198E-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2*PI() * [.A21]/100)" office:value-type="float" office:value="0.309016994374947" calcext:value-type="float">
            <text:p>0,309016994374947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2.44249065417534E-015" calcext:value-type="float">
            <text:p>2,44249065417534E-1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2*PI() * [.A22]/100)" office:value-type="float" office:value="0.248689887164855" calcext:value-type="float">
            <text:p>0,24868988716485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97342142627122" calcext:value-type="float">
            <text:p>1,97342142627122E-1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2*PI() * [.A23]/100)" office:value-type="float" office:value="0.187381314585725" calcext:value-type="float">
            <text:p>0,18738131458572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205391259555654" calcext:value-type="float">
            <text:p>-2,05391259555654E-1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2*PI() * [.A24]/100)" office:value-type="float" office:value="0.125333233564304" calcext:value-type="float">
            <text:p>0,125333233564304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483502127224256" calcext:value-type="float">
            <text:p>-4,83502127224256E-1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2*PI() * [.A25]/100)" office:value-type="float" office:value="0.0627905195293135" calcext:value-type="float">
            <text:p>0,062790519529314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9.0205620750794E-015" calcext:value-type="float">
            <text:p>9,0205620750794E-1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2*PI() * [.A26]/100)" office:value-type="float" office:value="6.12323399573677E-017" calcext:value-type="float">
            <text:p>6,12323399573677E-17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5.23461198285533E-016" calcext:value-type="float">
            <text:p>-5,23461198285533E-1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2*PI() * [.A27]/100)" office:value-type="float" office:value="-0.0627905195293134" calcext:value-type="float">
            <text:p>-0,06279051952931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30034871759221" calcext:value-type="float">
            <text:p>1,30034871759221E-1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2*PI() * [.A28]/100)" office:value-type="float" office:value="-0.125333233564304" calcext:value-type="float">
            <text:p>-0,125333233564304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5.99520433297584E-015" calcext:value-type="float">
            <text:p>5,99520433297584E-1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2*PI() * [.A29]/100)" office:value-type="float" office:value="-0.187381314585725" calcext:value-type="float">
            <text:p>-0,18738131458572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310029779626575" calcext:value-type="float">
            <text:p>-3,10029779626575E-1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2*PI() * [.A30]/100)" office:value-type="float" office:value="-0.248689887164855" calcext:value-type="float">
            <text:p>-0,24868988716485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3.10862446895044E-015" calcext:value-type="float">
            <text:p>3,10862446895044E-1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2*PI() * [.A31]/100)" office:value-type="float" office:value="-0.309016994374947" calcext:value-type="float">
            <text:p>-0,309016994374947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22815083156047" calcext:value-type="float">
            <text:p>-2,2815083156047E-1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2*PI() * [.A32]/100)" office:value-type="float" office:value="-0.368124552684678" calcext:value-type="float">
            <text:p>-0,368124552684678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0325074129014" calcext:value-type="float">
            <text:p>1,0325074129014E-1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S(2*PI() * [.A33]/100)" office:value-type="float" office:value="-0.425779291565073" calcext:value-type="float">
            <text:p>-0,42577929156507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186517468137026" calcext:value-type="float">
            <text:p>-1,86517468137026E-1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S(2*PI() * [.A34]/100)" office:value-type="float" office:value="-0.481753674101715" calcext:value-type="float">
            <text:p>-0,48175367410171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111022302462516" calcext:value-type="float">
            <text:p>-1,11022302462516E-1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S(2*PI() * [.A35]/100)" office:value-type="float" office:value="-0.535826794978997" calcext:value-type="float">
            <text:p>-0,535826794978997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770494779089859" calcext:value-type="float">
            <text:p>7,70494779089859E-1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2*PI() * [.A36]/100)" office:value-type="float" office:value="-0.587785252292473" calcext:value-type="float">
            <text:p>-0,58778525229247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290878432451791" calcext:value-type="float">
            <text:p>-2,90878432451791E-1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S(2*PI() * [.A37]/100)" office:value-type="float" office:value="-0.63742398974869" calcext:value-type="float">
            <text:p>-0,6374239897486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368594044175552" calcext:value-type="float">
            <text:p>3,68594044175552E-14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S(2*PI() * [.A38]/100)" office:value-type="float" office:value="-0.684547105928689" calcext:value-type="float">
            <text:p>-0,6845471059286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4.44089209850063E-015" calcext:value-type="float">
            <text:p>-4,44089209850063E-1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S(2*PI() * [.A39]/100)" office:value-type="float" office:value="-0.728968627421411" calcext:value-type="float">
            <text:p>-0,72896862742141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545119505090952" calcext:value-type="float">
            <text:p>5,45119505090952E-1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S(2*PI() * [.A40]/100)" office:value-type="float" office:value="-0.770513242775789" calcext:value-type="float">
            <text:p>-0,7705132427757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52100554373646" calcext:value-type="float">
            <text:p>1,52100554373646E-1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2*PI() * [.A41]/100)" office:value-type="float" office:value="-0.809016994374947" calcext:value-type="float">
            <text:p>-0,809016994374947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346389583683049" calcext:value-type="float">
            <text:p>3,46389583683049E-1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S(2*PI() * [.A42]/100)" office:value-type="float" office:value="-0.844327925502015" calcext:value-type="float">
            <text:p>-0,84432792550201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390798504668055" calcext:value-type="float">
            <text:p>-3,90798504668055E-1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S(2*PI() * [.A43]/100)" office:value-type="float" office:value="-0.876306680043864" calcext:value-type="float">
            <text:p>-0,876306680043864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5.44009282066327E-015" calcext:value-type="float">
            <text:p>-5,44009282066327E-1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S(2*PI() * [.A44]/100)" office:value-type="float" office:value="-0.904827052466019" calcext:value-type="float">
            <text:p>-0,90482705246601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253130849614536" calcext:value-type="float">
            <text:p>-2,53130849614536E-1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S(2*PI() * [.A45]/100)" office:value-type="float" office:value="-0.929776485888251" calcext:value-type="float">
            <text:p>-0,92977648588825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681676937119846" calcext:value-type="float">
            <text:p>-6,81676937119846E-1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S(2*PI() * [.A46]/100)" office:value-type="float" office:value="-0.951056516295153" calcext:value-type="float">
            <text:p>-0,95105651629515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6.10622663543836E-015" calcext:value-type="float">
            <text:p>6,10622663543836E-1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S(2*PI() * [.A47]/100)" office:value-type="float" office:value="-0.968583161128631" calcext:value-type="float">
            <text:p>-0,96858316112863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375255382323303" calcext:value-type="float">
            <text:p>3,75255382323303E-1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S(2*PI() * [.A48]/100)" office:value-type="float" office:value="-0.982287250728689" calcext:value-type="float">
            <text:p>-0,9822872507286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385247389544929" calcext:value-type="float">
            <text:p>-3,85247389544929E-1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S(2*PI() * [.A49]/100)" office:value-type="float" office:value="-0.992114701314478" calcext:value-type="float">
            <text:p>-0,992114701314478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5.99520433297584E-015" calcext:value-type="float">
            <text:p>5,99520433297584E-1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S(2*PI() * [.A50]/100)" office:value-type="float" office:value="-0.998026728428271" calcext:value-type="float">
            <text:p>-0,99802672842827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7.32747196252603E-015" calcext:value-type="float">
            <text:p>7,32747196252603E-1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2*PI() * [.A51]/100)" office:value-type="float" office:value="-1" calcext:value-type="float">
            <text:p>-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S(2*PI() * [.A52]/100)" office:value-type="float" office:value="-0.998026728428271" calcext:value-type="float">
            <text:p>-0,99802672842827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329736238313671" calcext:value-type="float">
            <text:p>3,29736238313671E-1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S(2*PI() * [.A53]/100)" office:value-type="float" office:value="-0.992114701314478" calcext:value-type="float">
            <text:p>-0,992114701314478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91926466438963" calcext:value-type="float">
            <text:p>9,1926466438963E-1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S(2*PI() * [.A54]/100)" office:value-type="float" office:value="-0.982287250728689" calcext:value-type="float">
            <text:p>-0,9822872507286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100919272938427" calcext:value-type="float">
            <text:p>1,00919272938427E-1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S(2*PI() * [.A55]/100)" office:value-type="float" office:value="-0.968583161128631" calcext:value-type="float">
            <text:p>-0,96858316112863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58761892521397" calcext:value-type="float">
            <text:p>1,58761892521397E-1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2*PI() * [.A56]/100)" office:value-type="float" office:value="-0.951056516295154" calcext:value-type="float">
            <text:p>-0,951056516295154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409672296086683" calcext:value-type="float">
            <text:p>4,09672296086683E-1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S(2*PI() * [.A57]/100)" office:value-type="float" office:value="-0.929776485888251" calcext:value-type="float">
            <text:p>-0,92977648588825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84297022087776" calcext:value-type="float">
            <text:p>1,84297022087776E-1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S(2*PI() * [.A58]/100)" office:value-type="float" office:value="-0.90482705246602" calcext:value-type="float">
            <text:p>-0,90482705246602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279776202205539" calcext:value-type="float">
            <text:p>2,79776202205539E-1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S(2*PI() * [.A59]/100)" office:value-type="float" office:value="-0.876306680043864" calcext:value-type="float">
            <text:p>-0,876306680043864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272004641033163" calcext:value-type="float">
            <text:p>-2,72004641033163E-1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S(2*PI() * [.A60]/100)" office:value-type="float" office:value="-0.844327925502015" calcext:value-type="float">
            <text:p>-0,84432792550201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229816166097407" calcext:value-type="float">
            <text:p>2,29816166097407E-1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S(2*PI() * [.A61]/100)" office:value-type="float" office:value="-0.809016994374948" calcext:value-type="float">
            <text:p>-0,809016994374948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319744231092045" calcext:value-type="float">
            <text:p>3,19744231092045E-1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S(2*PI() * [.A62]/100)" office:value-type="float" office:value="-0.770513242775789" calcext:value-type="float">
            <text:p>-0,7705132427757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991429160990265" calcext:value-type="float">
            <text:p>-9,91429160990265E-1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S(2*PI() * [.A63]/100)" office:value-type="float" office:value="-0.728968627421412" calcext:value-type="float">
            <text:p>-0,728968627421412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329736238313671" calcext:value-type="float">
            <text:p>-3,29736238313671E-1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S(2*PI() * [.A64]/100)" office:value-type="float" office:value="-0.684547105928689" calcext:value-type="float">
            <text:p>-0,6845471059286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565103519534205" calcext:value-type="float">
            <text:p>5,65103519534205E-1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S(2*PI() * [.A65]/100)" office:value-type="float" office:value="-0.63742398974869" calcext:value-type="float">
            <text:p>-0,6374239897486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820454815197991" calcext:value-type="float">
            <text:p>-8,20454815197991E-1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2*PI() * [.A66]/100)" office:value-type="float" office:value="-0.587785252292473" calcext:value-type="float">
            <text:p>-0,58778525229247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14432899320127" calcext:value-type="float">
            <text:p>-1,4432899320127E-1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S(2*PI() * [.A67]/100)" office:value-type="float" office:value="-0.535826794978996" calcext:value-type="float">
            <text:p>-0,535826794978996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242028619368284" calcext:value-type="float">
            <text:p>2,42028619368284E-1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S(2*PI() * [.A68]/100)" office:value-type="float" office:value="-0.481753674101715" calcext:value-type="float">
            <text:p>-0,48175367410171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49293902293357" calcext:value-type="float">
            <text:p>-4,9293902293357E-1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S(2*PI() * [.A69]/100)" office:value-type="float" office:value="-0.425779291565072" calcext:value-type="float">
            <text:p>-0,425779291565072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209166017839379" calcext:value-type="float">
            <text:p>-2,09166017839379E-1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S(2*PI() * [.A70]/100)" office:value-type="float" office:value="-0.368124552684678" calcext:value-type="float">
            <text:p>-0,368124552684678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481281681175005" calcext:value-type="float">
            <text:p>4,81281681175005E-1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2*PI() * [.A71]/100)" office:value-type="float" office:value="-0.309016994374948" calcext:value-type="float">
            <text:p>-0,309016994374948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4.6074255521944E-015" calcext:value-type="float">
            <text:p>4,6074255521944E-1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S(2*PI() * [.A72]/100)" office:value-type="float" office:value="-0.248689887164854" calcext:value-type="float">
            <text:p>-0,248689887164854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215660822533437" calcext:value-type="float">
            <text:p>-2,15660822533437E-1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S(2*PI() * [.A73]/100)" office:value-type="float" office:value="-0.187381314585725" calcext:value-type="float">
            <text:p>-0,18738131458572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454358772827845" calcext:value-type="float">
            <text:p>-4,54358772827845E-1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S(2*PI() * [.A74]/100)" office:value-type="float" office:value="-0.125333233564305" calcext:value-type="float">
            <text:p>-0,12533323356430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168476343986868" calcext:value-type="float">
            <text:p>1,68476343986868E-1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S(2*PI() * [.A75]/100)" office:value-type="float" office:value="-0.0627905195293132" calcext:value-type="float">
            <text:p>-0,06279051952931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462407889756378" calcext:value-type="float">
            <text:p>4,62407889756378E-1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S(2*PI() * [.A76]/100)" office:value-type="float" office:value="-1.83697019872103E-016" calcext:value-type="float">
            <text:p>-1,83697019872103E-16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982147252884688" calcext:value-type="float">
            <text:p>9,82147252884688E-1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S(2*PI() * [.A77]/100)" office:value-type="float" office:value="0.0627905195293128" calcext:value-type="float">
            <text:p>0,06279051952931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421329637845247" calcext:value-type="float">
            <text:p>4,21329637845247E-1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S(2*PI() * [.A78]/100)" office:value-type="float" office:value="0.125333233564304" calcext:value-type="float">
            <text:p>0,125333233564304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41439074394134" calcext:value-type="float">
            <text:p>4,1439074394134E-1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S(2*PI() * [.A79]/100)" office:value-type="float" office:value="0.187381314585724" calcext:value-type="float">
            <text:p>0,187381314585724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209554595897998" calcext:value-type="float">
            <text:p>2,09554595897998E-1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S(2*PI() * [.A80]/100)" office:value-type="float" office:value="0.248689887164855" calcext:value-type="float">
            <text:p>0,24868988716485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102834407655905" calcext:value-type="float">
            <text:p>1,02834407655905E-1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S(2*PI() * [.A81]/100)" office:value-type="float" office:value="0.309016994374947" calcext:value-type="float">
            <text:p>0,309016994374947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3.66373598126302E-015" calcext:value-type="float">
            <text:p>-3,66373598126302E-1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S(2*PI() * [.A82]/100)" office:value-type="float" office:value="0.368124552684677" calcext:value-type="float">
            <text:p>0,368124552684677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196676008812346" calcext:value-type="float">
            <text:p>1,96676008812346E-1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S(2*PI() * [.A83]/100)" office:value-type="float" office:value="0.425779291565072" calcext:value-type="float">
            <text:p>0,425779291565072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163202784619898" calcext:value-type="float">
            <text:p>-1,63202784619898E-1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S(2*PI() * [.A84]/100)" office:value-type="float" office:value="0.481753674101716" calcext:value-type="float">
            <text:p>0,481753674101716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641708908233341" calcext:value-type="float">
            <text:p>-6,41708908233341E-1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S(2*PI() * [.A85]/100)" office:value-type="float" office:value="0.535826794978997" calcext:value-type="float">
            <text:p>0,535826794978997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209832151654155" calcext:value-type="float">
            <text:p>2,09832151654155E-1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S(2*PI() * [.A86]/100)" office:value-type="float" office:value="0.587785252292473" calcext:value-type="float">
            <text:p>0,58778525229247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147104550762833" calcext:value-type="float">
            <text:p>-1,47104550762833E-1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S(2*PI() * [.A87]/100)" office:value-type="float" office:value="0.637423989748689" calcext:value-type="float">
            <text:p>0,6374239897486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10635936575909" calcext:value-type="float">
            <text:p>1,0635936575909E-1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S(2*PI() * [.A88]/100)" office:value-type="float" office:value="0.684547105928688" calcext:value-type="float">
            <text:p>0,684547105928688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683897383169096" calcext:value-type="float">
            <text:p>6,83897383169096E-1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S(2*PI() * [.A89]/100)" office:value-type="float" office:value="0.728968627421411" calcext:value-type="float">
            <text:p>0,72896862742141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100919272938427" calcext:value-type="float">
            <text:p>1,00919272938427E-1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S(2*PI() * [.A90]/100)" office:value-type="float" office:value="0.770513242775789" calcext:value-type="float">
            <text:p>0,7705132427757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144995127016045" calcext:value-type="float">
            <text:p>1,44995127016045E-1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S(2*PI() * [.A91]/100)" office:value-type="float" office:value="0.809016994374947" calcext:value-type="float">
            <text:p>0,809016994374947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141442413337245" calcext:value-type="float">
            <text:p>-1,41442413337245E-1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S(2*PI() * [.A92]/100)" office:value-type="float" office:value="0.844327925502015" calcext:value-type="float">
            <text:p>0,844327925502015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130118138486068" calcext:value-type="float">
            <text:p>-1,30118138486068E-13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S(2*PI() * [.A93]/100)" office:value-type="float" office:value="0.876306680043863" calcext:value-type="float">
            <text:p>0,87630668004386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297539770599542" calcext:value-type="float">
            <text:p>2,97539770599542E-1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S(2*PI() * [.A94]/100)" office:value-type="float" office:value="0.904827052466019" calcext:value-type="float">
            <text:p>0,90482705246601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132116539930394" calcext:value-type="float">
            <text:p>1,32116539930394E-1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S(2*PI() * [.A95]/100)" office:value-type="float" office:value="0.929776485888251" calcext:value-type="float">
            <text:p>0,92977648588825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-0.0000000000000740518757424979" calcext:value-type="float">
            <text:p>-7,40518757424979E-1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S(2*PI() * [.A96]/100)" office:value-type="float" office:value="0.951056516295153" calcext:value-type="float">
            <text:p>0,951056516295153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42632564145606" calcext:value-type="float">
            <text:p>4,2632564145606E-1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S(2*PI() * [.A97]/100)" office:value-type="float" office:value="0.968583161128631" calcext:value-type="float">
            <text:p>0,96858316112863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0504041253179821" calcext:value-type="float">
            <text:p>5,04041253179821E-1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S(2*PI() * [.A98]/100)" office:value-type="float" office:value="0.982287250728689" calcext:value-type="float">
            <text:p>0,982287250728689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22815083156047" calcext:value-type="float">
            <text:p>2,2815083156047E-1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S(2*PI() * [.A99]/100)" office:value-type="float" office:value="0.992114701314478" calcext:value-type="float">
            <text:p>0,992114701314478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0.00000000000070565775445175" calcext:value-type="float">
            <text:p>7,0565775445175E-1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S(2*PI() * [.A100]/100)" office:value-type="float" office:value="0.998026728428271" calcext:value-type="float">
            <text:p>0,998026728428271</text:p>
          </table:table-cell>
          <table:table-cell table:formula="of:= [.B$1]*COS(2*PI()* (ROW()-1) *0/100) + [.B$2]*COS(2*PI()* (ROW()-1) *1/100) + [.B$3]*COS(2*PI()* (ROW()-1) *2/100) + [.B$4]*COS(2*PI()* (ROW()-1) *3/100) + [.B$5]*COS(2*PI()* (ROW()-1) *4/100) + [.B$6]*COS(2*PI()* (ROW()-1) *5/100) + [.B$7]*COS(2*PI()* (ROW()-1) *6/100) + [.B$8]*COS(2*PI()* (ROW()-1) *7/100) + [.B$9]*COS(2*PI()* (ROW()-1) *8/100) + [.B$10]*COS(2*PI()* (ROW()-1) *9/100) + [.B$11]*COS(2*PI()* (ROW()-1) *10/100) + [.B$12]*COS(2*PI()* (ROW()-1) *11/100) + [.B$13]*COS(2*PI()* (ROW()-1) *12/100) + [.B$14]*COS(2*PI()* (ROW()-1) *13/100) + [.B$15]*COS(2*PI()* (ROW()-1) *14/100) + [.B$16]*COS(2*PI()* (ROW()-1) *15/100) + [.B$17]*COS(2*PI()* (ROW()-1) *16/100) + [.B$18]*COS(2*PI()* (ROW()-1) *17/100) + [.B$19]*COS(2*PI()* (ROW()-1) *18/100) + [.B$20]*COS(2*PI()* (ROW()-1) *19/100) + [.B$21]*COS(2*PI()* (ROW()-1) *20/100) + [.B$22]*COS(2*PI()* (ROW()-1) *21/100) + [.B$23]*COS(2*PI()* (ROW()-1) *22/100) + [.B$24]*COS(2*PI()* (ROW()-1) *23/100) + [.B$25]*COS(2*PI()* (ROW()-1) *24/100) + [.B$26]*COS(2*PI()* (ROW()-1) *25/100) + [.B$27]*COS(2*PI()* (ROW()-1) *26/100) + [.B$28]*COS(2*PI()* (ROW()-1) *27/100) + [.B$29]*COS(2*PI()* (ROW()-1) *28/100) + [.B$30]*COS(2*PI()* (ROW()-1) *29/100) + [.B$31]*COS(2*PI()* (ROW()-1) *30/100) + [.B$32]*COS(2*PI()* (ROW()-1) *31/100) + [.B$33]*COS(2*PI()* (ROW()-1) *32/100) + [.B$34]*COS(2*PI()* (ROW()-1) *33/100) + [.B$35]*COS(2*PI()* (ROW()-1) *34/100) + [.B$36]*COS(2*PI()* (ROW()-1) *35/100) + [.B$37]*COS(2*PI()* (ROW()-1) *36/100) + [.B$38]*COS(2*PI()* (ROW()-1) *37/100) + [.B$39]*COS(2*PI()* (ROW()-1) *38/100) + [.B$40]*COS(2*PI()* (ROW()-1) *39/100) + [.B$41]*COS(2*PI()* (ROW()-1) *40/100) + [.B$42]*COS(2*PI()* (ROW()-1) *41/100) + [.B$43]*COS(2*PI()* (ROW()-1) *42/100) + [.B$44]*COS(2*PI()* (ROW()-1) *43/100) + [.B$45]*COS(2*PI()* (ROW()-1) *44/100) + [.B$46]*COS(2*PI()* (ROW()-1) *45/100) + [.B$47]*COS(2*PI()* (ROW()-1) *46/100) + [.B$48]*COS(2*PI()* (ROW()-1) *47/100) + [.B$49]*COS(2*PI()* (ROW()-1) *48/100) + [.B$50]*COS(2*PI()* (ROW()-1) *49/100) + [.B$51]*COS(2*PI()* (ROW()-1) *50/100) + [.B$52]*COS(2*PI()* (ROW()-1) *51/100) + [.B$53]*COS(2*PI()* (ROW()-1) *52/100) + [.B$54]*COS(2*PI()* (ROW()-1) *53/100) + [.B$55]*COS(2*PI()* (ROW()-1) *54/100) + [.B$56]*COS(2*PI()* (ROW()-1) *55/100) + [.B$57]*COS(2*PI()* (ROW()-1) *56/100) + [.B$58]*COS(2*PI()* (ROW()-1) *57/100) + [.B$59]*COS(2*PI()* (ROW()-1) *58/100) + [.B$60]*COS(2*PI()* (ROW()-1) *59/100) + [.B$61]*COS(2*PI()* (ROW()-1) *60/100) + [.B$62]*COS(2*PI()* (ROW()-1) *61/100) + [.B$63]*COS(2*PI()* (ROW()-1) *62/100) + [.B$64]*COS(2*PI()* (ROW()-1) *63/100) + [.B$65]*COS(2*PI()* (ROW()-1) *64/100) + [.B$66]*COS(2*PI()* (ROW()-1) *65/100) + [.B$67]*COS(2*PI()* (ROW()-1) *66/100) + [.B$68]*COS(2*PI()* (ROW()-1) *67/100) + [.B$69]*COS(2*PI()* (ROW()-1) *68/100) + [.B$70]*COS(2*PI()* (ROW()-1) *69/100) + [.B$71]*COS(2*PI()* (ROW()-1) *70/100) + [.B$72]*COS(2*PI()* (ROW()-1) *71/100) + [.B$73]*COS(2*PI()* (ROW()-1) *72/100) + [.B$74]*COS(2*PI()* (ROW()-1) *73/100) + [.B$75]*COS(2*PI()* (ROW()-1) *74/100) + [.B$76]*COS(2*PI()* (ROW()-1) *75/100) + [.B$77]*COS(2*PI()* (ROW()-1) *76/100) + [.B$78]*COS(2*PI()* (ROW()-1) *77/100) + [.B$79]*COS(2*PI()* (ROW()-1) *78/100) + [.B$80]*COS(2*PI()* (ROW()-1) *79/100) + [.B$81]*COS(2*PI()* (ROW()-1) *80/100) + [.B$82]*COS(2*PI()* (ROW()-1) *81/100) + [.B$83]*COS(2*PI()* (ROW()-1) *82/100) + [.B$84]*COS(2*PI()* (ROW()-1) *83/100) + [.B$85]*COS(2*PI()* (ROW()-1) *84/100) + [.B$86]*COS(2*PI()* (ROW()-1) *85/100) + [.B$87]*COS(2*PI()* (ROW()-1) *86/100) + [.B$88]*COS(2*PI()* (ROW()-1) *87/100) + [.B$89]*COS(2*PI()* (ROW()-1) *88/100) + [.B$90]*COS(2*PI()* (ROW()-1) *89/100) + [.B$91]*COS(2*PI()* (ROW()-1) *90/100) + [.B$92]*COS(2*PI()* (ROW()-1) *91/100) + [.B$93]*COS(2*PI()* (ROW()-1) *92/100) + [.B$94]*COS(2*PI()* (ROW()-1) *93/100) + [.B$95]*COS(2*PI()* (ROW()-1) *94/100) + [.B$96]*COS(2*PI()* (ROW()-1) *95/100) + [.B$97]*COS(2*PI()* (ROW()-1) *96/100) + [.B$98]*COS(2*PI()* (ROW()-1) *97/100) + [.B$99]*COS(2*PI()* (ROW()-1) *98/100) + [.B$100]*COS(2*PI()* (ROW()-1) *99/100)" office:value-type="float" office:value="50.0000000000001" calcext:value-type="float">
            <text:p>50,00000000000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.00.0000</text:date>, <text:time style:data-style-name="N2" text:time-value="16:34:53.80228153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13:25.917063898</meta:creation-date>
    <dc:date>2021-10-13T17:42:04.496209805</dc:date>
    <meta:editing-duration>PT17H34M58S</meta:editing-duration>
    <meta:editing-cycles>12</meta:editing-cycles>
    <meta:generator>LibreOffice/6.1.5.2$Linux_X86_64 LibreOffice_project/10$Build-2</meta:generator>
    <meta:document-statistic meta:table-count="1" meta:cell-count="3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975cm" svg:height="13.978cm" xlink:href=".." xlink:type="simple" chart:class="chart:scatter" chart:style-name="ch1">
        <chart:plot-area chart:style-name="ch2" table:cell-range-address="Лист1.B1:Лист1.B100" svg:x="0.399cm" svg:y="0.279cm" svg:width="19.177cm" svg:height="13.42cm">
          <chartooo:coordinate-region svg:x="1.232cm" svg:y="0.478cm" svg:width="18.064cm" svg:height="13.02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1:Лист1.B100" chart:class="chart:scatter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B1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627905195293132">
                <text:p>-0.06279051952931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8026728428271">
                <text:p>0.998026728428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2cm" svg:height="13.953cm" xlink:href=".." xlink:type="simple" chart:class="chart:scatter" chart:style-name="ch1">
        <chart:plot-area chart:style-name="ch2" table:cell-range-address="Лист1.C1:Лист1.C100" svg:x="0.364cm" svg:y="0.279cm" svg:width="17.472cm" svg:height="13.395cm">
          <chartooo:coordinate-region svg:x="1.091cm" svg:y="0.479cm" svg:width="16.465cm" svg:height="12.9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C1:Лист1.C100" chart:class="chart:scatter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.99360577730113E-015">
                <text:p>-7.99360577730113E-015</text:p>
                <draw:g>
                  <svg:desc>Лист1.C1:Лист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77236045021345E-015">
                <text:p>-6.77236045021345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000114352971536391">
                <text:p>0.0000000000000114352971536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9960036108132E-015">
                <text:p>-4.9960036108132E-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000000119904086659517">
                <text:p>-0.0000000000000119904086659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32747196252603E-015">
                <text:p>-7.32747196252603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0000115463194561016">
                <text:p>0.0000000000000115463194561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4951656745106E-015">
                <text:p>7.54951656745106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44089209850063E-015">
                <text:p>-4.44089209850063E-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43769498715119E-015">
                <text:p>-8.43769498715119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66053886991358E-015">
                <text:p>-7.66053886991358E-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00000146549439250521">
                <text:p>0.0000000000000146549439250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00000149880108324396">
                <text:p>0.0000000000000149880108324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3066907387547E-015">
                <text:p>-3.33066907387547E-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000000125455201782643">
                <text:p>-0.0000000000000125455201782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0000000001765254609154">
                <text:p>-0.00000000000001765254609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000000303090885722668">
                <text:p>-0.0000000000000303090885722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00000113242748511766">
                <text:p>0.0000000000000113242748511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000000520694598549198">
                <text:p>-0.0000000000000520694598549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4249065417534E-015">
                <text:p>2.44249065417534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00000197342142627122">
                <text:p>0.0000000000000197342142627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000000000205391259555654">
                <text:p>-0.0000000000000205391259555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000000000483502127224256">
                <text:p>-0.0000000000000483502127224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205620750794E-015">
                <text:p>9.0205620750794E-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23461198285533E-016">
                <text:p>-5.2346119828553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00000130034871759221">
                <text:p>0.0000000000000130034871759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9520433297584E-015">
                <text:p>5.99520433297584E-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00000000310029779626575">
                <text:p>-0.0000000000000310029779626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0862446895044E-015">
                <text:p>3.10862446895044E-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000000022815083156047">
                <text:p>-0.000000000000022815083156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00000010325074129014">
                <text:p>0.000000000000010325074129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000000186517468137026">
                <text:p>-0.0000000000000186517468137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000000000111022302462516">
                <text:p>-0.0000000000000111022302462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00000770494779089859">
                <text:p>0.0000000000000770494779089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000000290878432451791">
                <text:p>-0.0000000000000290878432451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0000368594044175552">
                <text:p>0.00000000000003685940441755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44089209850063E-015">
                <text:p>-4.44089209850063E-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000545119505090952">
                <text:p>0.00000000000005451195050909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00000152100554373646">
                <text:p>0.0000000000000152100554373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00000346389583683049">
                <text:p>0.00000000000003463895836830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000000000390798504668055">
                <text:p>-0.0000000000000390798504668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44009282066327E-015">
                <text:p>-5.44009282066327E-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0000000253130849614536">
                <text:p>-0.0000000000000253130849614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000000681676937119846">
                <text:p>-0.0000000000000681676937119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10622663543836E-015">
                <text:p>6.10622663543836E-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00000375255382323303">
                <text:p>0.00000000000003752553823233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0000000385247389544929">
                <text:p>-0.00000000000003852473895449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9520433297584E-015">
                <text:p>5.99520433297584E-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32747196252603E-015">
                <text:p>7.32747196252603E-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0000000329736238313671">
                <text:p>0.00000000000003297362383136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0000091926466438963">
                <text:p>0.0000000000000919264664389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0000100919272938427">
                <text:p>0.0000000000001009192729384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000000158761892521397">
                <text:p>0.0000000000000158761892521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000000409672296086683">
                <text:p>0.00000000000004096722960866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000000184297022087776">
                <text:p>0.00000000000001842970220877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000000279776202205539">
                <text:p>0.00000000000002797762022055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000000000272004641033163">
                <text:p>-0.00000000000002720046410331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0000000229816166097407">
                <text:p>0.0000000000000229816166097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00000319744231092045">
                <text:p>0.0000000000000319744231092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000000000991429160990265">
                <text:p>-0.0000000000000991429160990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0000000000329736238313671">
                <text:p>-0.00000000000003297362383136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000000565103519534205">
                <text:p>0.00000000000005651035195342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000000000820454815197991">
                <text:p>-0.0000000000000820454815197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000000000014432899320127">
                <text:p>-0.0000000000000144328993201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000000242028619368284">
                <text:p>0.0000000000000242028619368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00000000049293902293357">
                <text:p>-0.0000000000000492939022933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000000000209166017839379">
                <text:p>-0.000000000000209166017839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000000481281681175005">
                <text:p>0.0000000000000481281681175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074255521944E-015">
                <text:p>4.6074255521944E-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0000000000215660822533437">
                <text:p>-0.0000000000000215660822533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000000000454358772827845">
                <text:p>-0.00000000000004543587728278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00000168476343986868">
                <text:p>0.00000000000001684763439868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00000462407889756378">
                <text:p>0.00000000000004624078897563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00000982147252884688">
                <text:p>0.0000000000000982147252884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00000421329637845247">
                <text:p>0.00000000000004213296378452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0000041439074394134">
                <text:p>0.000000000000041439074394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00000209554595897998">
                <text:p>0.0000000000000209554595897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0000102834407655905">
                <text:p>0.000000000000102834407655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66373598126302E-015">
                <text:p>-3.66373598126302E-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0000196676008812346">
                <text:p>0.0000000000001966760088123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000000000163202784619898">
                <text:p>-0.00000000000001632027846198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0000000000641708908233341">
                <text:p>-0.00000000000006417089082333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00000209832151654155">
                <text:p>0.0000000000000209832151654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000000000147104550762833">
                <text:p>-0.0000000000001471045507628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000010635936575909">
                <text:p>0.000000000000106359365759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00000683897383169096">
                <text:p>0.0000000000000683897383169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0000100919272938427">
                <text:p>0.000000000000100919272938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0000144995127016045">
                <text:p>0.0000000000001449951270160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000000000141442413337245">
                <text:p>-0.0000000000001414424133372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000000000130118138486068">
                <text:p>-0.0000000000001301181384860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00000297539770599542">
                <text:p>0.00000000000002975397705995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0000132116539930394">
                <text:p>0.0000000000001321165399303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000000000740518757424979">
                <text:p>-0.00000000000007405187574249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0000042632564145606">
                <text:p>0.0000000000000426325641456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00000504041253179821">
                <text:p>0.00000000000005040412531798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000022815083156047">
                <text:p>0.000000000000228150831560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000070565775445175">
                <text:p>0.000000000000705657754451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.0000000000001">
                <text:p>50.0000000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row>
            <munderover>
              <mo stretchy="false">∑</mo>
              <mrow>
                <mi>n</mi>
                <mo stretchy="false">=</mo>
                <mn>0</mn>
              </mrow>
              <mi>N</mi>
            </munderover>
            <msub>
              <mi>x</mi>
              <mi>n</mi>
            </msub>
          </mrow>
          <mo stretchy="false">∗</mo>
          <mi>cos</mi>
        </mrow>
      </mrow>
      <mrow>
        <mo fence="true" stretchy="false">(</mo>
        <mrow>
          <mrow>
            <mn>2</mn>
            <mi>π</mi>
            <mrow>
              <mfrac>
                <mi>n</mi>
                <mi>N</mi>
              </mfrac>
              <mo stretchy="false">∗</mo>
              <mi>k</mi>
            </mrow>
          </mrow>
        </mrow>
        <mo fence="true" stretchy="false">)</mo>
      </mrow>
    </mrow>
    <annotation encoding="StarMath 5.0">X_k = sum from{n=0} to{N} x_n * cos( 2%pi {n over N} * k )</annotation>
  </semantics>
</math>
</file>